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9.12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7pt" style:font-size-asian="37pt" style:font-size-complex="37pt"/>
    </style:style>
    <style:style style:name="T1" style:family="text">
      <style:text-properties fo:font-size="120pt" fo:font-style="normal" fo:font-weight="normal" style:font-size-asian="120pt" style:font-style-asian="normal" style:font-weight-asian="normal" style:font-size-complex="120pt" style:font-style-complex="normal" style:font-weight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00pt" fo:font-weight="normal" style:font-size-asian="100pt" style:font-weight-asian="normal" style:font-size-complex="1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9.127cm" svg:x="1.4cm" svg:y="0.837cm" presentation:class="subtitle" presentation:user-transformed="true">
          <draw:text-box>
            <text:p><text:span text:style-name="T1">Bad sm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complete Library Class</text:p>
              </text:list-item>
              <text:list-item>
                <text:p>Data Class</text:p>
              </text:list-item>
              <text:list-item>
                <text:p>Refused Bequest</text:p>
              </text:list-item>
              <text:list-item>
                <text:p>Comment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Incomplete Library Class</text:p>
              </text:list-header>
            </text:list>
          </draw:text-box>
        </draw:frame>
        <draw:frame presentation:style-name="pr4" draw:text-style-name="P3" draw:layer="layout" svg:width="25.199cm" svg:height="12.179cm" svg:x="1.375cm" svg:y="5.498cm" presentation:class="outline" presentation:user-transformed="true">
          <draw:text-box>
            <text:list text:style-name="L2">
              <text:list-item>
                <text:p><text:span text:style-name="T2">Much programming based on library classes</text:span></text:p>
              </text:list-item>
              <text:list-item>
                <text:p><text:span text:style-name="T2">Builders of library classes aren’t omniscient</text:span></text:p>
              </text:list-item>
              <text:list-item>
                <text:p><text:span text:style-name="T2">We can’t figure out a design until we've mostly built it</text:span></text:p>
              </text:list-item>
              <text:list-item>
                <text:p><text:span text:style-name="T2">Tactics such as Move Method useless</text:span></text:p>
              </text:list-item>
              <text:list-item>
                <text:p><text:span text:style-name="T2">Adding just few methods → Introduce Foreign Method</text:span></text:p>
              </text:list-item>
              <text:list-item>
                <text:p><text:span text:style-name="T2">Whole load of extra behavior → Introduce Local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ata Class</text:p>
          </draw:text-box>
        </draw:frame>
        <draw:frame presentation:style-name="pr4" draw:layer="layout" svg:width="25.199cm" svg:height="14.974cm" svg:x="1.4cm" svg:y="4.914cm" presentation:class="outline" presentation:user-transformed="true">
          <draw:text-box>
            <text:list text:style-name="L2">
              <text:list-item>
                <text:p>Ok at the beginning but to grow → take responsibility</text:p>
              </text:list-item>
              <text:list-item>
                <text:p>Classes with only fields, get and set methods for the fields</text:p>
              </text:list-item>
              <text:list-item>
                <text:p>Dumb data holders</text:p>
              </text:list-item>
              <text:list-item>
                <text:p>Public fields → Encapsulate Field</text:p>
              </text:list-item>
              <text:list-item>
                <text:p>Collection fields → Encapsulate Collection</text:p>
              </text:list-item>
              <text:list-item>
                <text:p>Field that shouldn’t change → Remove Setting Method</text:p>
              </text:list-item>
              <text:list-item>
                <text:p>Get / set used by other classes → Move Method (to move behavior into the data class)</text:p>
              </text:list-item>
              <text:list-item>
                <text:p>Can’t move whole method → Extract Method (to create a method that can be moved)</text:p>
              </text:list-item>
              <text:list-item>
                <text:p>After a while → Hide Method (on get and s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fused Bequest</text:p>
          </draw:text-box>
        </draw:frame>
        <draw:frame presentation:style-name="pr4" draw:layer="layout" svg:width="25.199cm" svg:height="15.253cm" svg:x="1.4cm" svg:y="4.914cm" presentation:class="outline" presentation:user-transformed="true">
          <draw:text-box>
            <text:list text:style-name="L2">
              <text:list-item>
                <text:p>Subclasses inherit from their parents</text:p>
              </text:list-item>
              <text:list-item>
                <text:p>Don’t want / need → wrong hierarchy</text:p>
              </text:list-item>
              <text:list-item>
                <text:p>Sibling class → Push Down Method / Field</text:p>
              </text:list-item>
              <text:list-item>
                <text:p>Parent holds only what is common</text:p>
              </text:list-item>
              <text:list-item>
                <text:p>Advice that all superclasses should be abstract</text:p>
              </text:list-item>
              <text:list-item>
                <text:p>It isn't a strong smell, 9/10 don’t need to clean</text:p>
              </text:list-item>
              <text:list-item>
                <text:p>Don’t want the interface of the superclasses → Replace Inheritance with Deleg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ents used as a deodorant</text:p>
              </text:list-item>
              <text:list-item>
                <text:p>Comments are there because the code is bad</text:p>
              </text:list-item>
              <text:list-item>
                <text:p>When refactoring process is finished → comments are superfluous</text:p>
              </text:list-item>
              <text:list-item>
                <text:p>Comment needed → Extract Method</text:p>
              </text:list-item>
              <text:list-item>
                <text:p>Still need? → Rename Method</text:p>
              </text:list-item>
              <text:list-item>
                <text:p>State some rules → Introduce Asser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<text:span text:style-name="T3">Ques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0:19:20.656700764</meta:creation-date>
    <dc:date>2016-12-20T14:17:51.856223364</dc:date>
    <meta:editing-duration>PT5H20M44S</meta:editing-duration>
    <meta:editing-cycles>21</meta:editing-cycles>
    <meta:generator>LibreOffice/5.1.4.2$Linux_X86_64 LibreOffice_project/10m0$Build-2</meta:generator>
    <meta:print-date>2016-07-18T17:52:38.289809778</meta:print-date>
    <meta:document-statistic meta:object-count="47"/>
  </office:meta>
</office:document-meta>
</file>